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3.25cm" fo:min-width="25.5cm"/>
      <style:paragraph-properties style:writing-mode="lr-tb"/>
    </style:style>
    <style:style style:name="gr2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4.75cm" fo:min-width="6.5cm"/>
      <style:paragraph-properties style:writing-mode="lr-tb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4.5cm"/>
      <style:paragraph-properties style:writing-mode="lr-tb"/>
    </style:style>
    <style:style style:name="gr4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6.5cm"/>
      <style:paragraph-properties style:writing-mode="lr-tb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75cm" fo:min-width="3.5cm"/>
      <style:paragraph-properties style:writing-mode="lr-tb"/>
    </style:style>
    <style:style style:name="gr6" style:family="graphic" style:parent-style-name="standard">
      <style:graphic-properties svg:stroke-color="#000000" draw:fill="none" draw:fill-color="#dddddd" draw:textarea-horizontal-align="justify" draw:textarea-vertical-align="top" draw:auto-grow-height="false" fo:min-height="6.75cm" fo:min-width="9.5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5.5cm"/>
      <style:paragraph-properties style:writing-mode="lr-tb"/>
    </style:style>
    <style:style style:name="gr9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10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3.022cm"/>
      <style:paragraph-properties style:writing-mode="lr-tb"/>
    </style:style>
    <style:style style:name="gr11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988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4.5cm"/>
      <style:paragraph-properties style:writing-mode="lr-tb"/>
    </style:style>
    <style:style style:name="gr13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3.5cm"/>
      <style:paragraph-properties style:writing-mode="lr-tb"/>
    </style:style>
    <style:style style:name="gr14" style:family="graphic" style:parent-style-name="standard">
      <style:graphic-properties svg:stroke-color="#000000" draw:fill-color="#dddddd" draw:textarea-horizontal-align="justify" draw:textarea-vertical-align="middle" draw:auto-grow-height="false" fo:min-height="0.738cm" fo:min-width="3.5cm"/>
      <style:paragraph-properties style:writing-mode="lr-tb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0.25cm" fo:min-width="4.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0.75cm" fo:min-width="2.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dddddd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dddddd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-color="#dddddd"/>
      <style:paragraph-properties fo:text-align="center"/>
      <style:text-properties fo:font-size="11pt" style:font-size-asian="11pt" style:font-size-complex="11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6cm" svg:height="3.5cm" svg:x="2cm" svg:y="3cm">
          <text:p text:style-name="P1">Main connector</text:p>
          <text:p text:style-name="P1"><text:span text:style-name="T1">SPS1 standar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cm" svg:height="5cm" svg:x="15cm" svg:y="13cm">
          <text:p text:style-name="P1">CPLD – 8bits ALU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2cm" svg:x="3cm" svg:y="8cm">
          <text:p text:style-name="P3">D-latch register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cm" svg:height="1cm" svg:x="14cm" svg:y="8cm">
          <text:p text:style-name="P3">Arguments selection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cm" svg:height="2cm" svg:x="22cm" svg:y="8cm">
          <text:p text:style-name="P3">Direct access</text:p>
          <text:p text:style-name="P3">RAM modul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cm" svg:height="2cm" svg:x="9cm" svg:y="8cm">
          <text:p text:style-name="P3"><text:span text:style-name="T2">Simple SPI</text:span></text:p>
          <text:p text:style-name="P3"><text:span text:style-name="T2">implementa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cm" svg:height="7cm" svg:x="3cm" svg:y="11cm">
          <text:p text:style-name="P1">Instruction executio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cm" svg:x="3.5cm" svg:y="12cm">
          <text:p text:style-name="P3"><text:span text:style-name="T1">4bits counte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1" draw:id="id1" draw:layer="layout" svg:width="4cm" svg:height="1cm" svg:x="3.5cm" svg:y="13cm">
          <text:p text:style-name="P3"><text:span text:style-name="T1">Sequencer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6cm" svg:height="1cm" svg:x="3.5cm" svg:y="16cm">
          <text:p text:style-name="P3"><text:span text:style-name="T3">Instruction 8bits D-latch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cm" svg:height="1cm" svg:x="8.5cm" svg:y="13cm">
          <text:p text:style-name="P3"><text:span text:style-name="T3">Simple execu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2" draw:id="id2" draw:layer="layout" svg:width="4cm" svg:height="1cm" svg:x="8.5cm" svg:y="14cm">
          <text:p text:style-name="P3"><text:span text:style-name="T3">Complex execution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8cm" svg:y1="13.5cm" svg:x2="8.5cm" svg:y2="13.5cm">
          <text:p/>
        </draw:line>
        <draw:line draw:style-name="gr9" draw:text-style-name="P8" draw:layer="layout" svg:x1="7.8cm" svg:y1="16cm" svg:x2="7.8cm" svg:y2="14.5cm">
          <text:p/>
        </draw:line>
        <draw:custom-shape draw:style-name="gr10" draw:text-style-name="P4" draw:layer="layout" svg:width="3.522cm" svg:height="1cm" svg:x="14cm" svg:y="9cm">
          <text:p text:style-name="P3">External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3.488cm" svg:height="1cm" svg:x="17.512cm" svg:y="9cm">
          <text:p text:style-name="P3">Internal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5cm" svg:height="1cm" svg:x="22cm" svg:y="10cm">
          <text:p text:style-name="P3">64kByte max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cm" svg:height="0.5cm" svg:x="19cm" svg:y="3.5cm">
          <text:p text:style-name="P3"><text:span text:style-name="T3">External clock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cm" svg:height="0.988cm" svg:x="19cm" svg:y="4.012cm">
          <text:p text:style-name="P3"><text:span text:style-name="T4">50Mhz max theoretica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cm" svg:x="13cm" svg:y="3.5cm">
          <text:p text:style-name="P3"><text:span text:style-name="T3">24Bits address/jump bus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cm" svg:x="7cm" svg:y="3.5cm">
          <text:p text:style-name="P3"><text:span text:style-name="T3">Peripheral commun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cm" svg:height="0.5cm" svg:x="7cm" svg:y="4.5cm">
          <text:p text:style-name="P3"><text:span text:style-name="T3">64 max peripheral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cm" svg:height="1cm" svg:x="15.5cm" svg:y="14cm">
          <text:p text:style-name="P3"><text:span text:style-name="T1">XC2C256 Xilinx CPL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cm" svg:height="1cm" svg:x="15.5cm" svg:y="15cm">
          <text:p text:style-name="P3"><text:span text:style-name="T1">JTAG acces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cm" svg:height="1cm" svg:x="15.5cm" svg:y="16cm">
          <text:p text:style-name="P3"><text:span text:style-name="T1">Unused/Used pins access</text:span></text:p>
          <draw:enhanced-geometry svg:viewBox="0 0 21600 21600" draw:type="rectangle" draw:enhanced-path="M 0 0 L 21600 0 21600 21600 0 21600 0 0 Z N"/>
        </draw:custom-shape>
        <draw:frame draw:style-name="gr16" draw:text-style-name="P10" draw:layer="layout" svg:width="12cm" svg:height="1cm" svg:x="1cm" svg:y="1cm">
          <draw:text-box>
            <text:p>Block diagram – GP8B_V5 – Revision 1</text:p>
          </draw:text-box>
        </draw:frame>
        <draw:custom-shape draw:style-name="gr15" draw:text-style-name="P7" draw:layer="layout" svg:width="5cm" svg:height="0.5cm" svg:x="7cm" svg:y="5.5cm">
          <text:p text:style-name="P3"><text:span text:style-name="T3">2Byte readable bu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cm" svg:height="0.5cm" svg:x="7cm" svg:y="5cm">
          <text:p text:style-name="P3"><text:span text:style-name="T3">2Byte writable bus</text:span></text:p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3cm" svg:height="1cm" svg:x="24cm" svg:y="3.5cm">
          <text:p text:style-name="P3"><text:span text:style-name="T3">SPI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5cm" svg:height="1cm" svg:x="13cm" svg:y="4.5cm">
          <text:p text:style-name="P3"><text:span text:style-name="T3">~16MByte</text:span></text:p>
          <draw:enhanced-geometry svg:viewBox="0 0 21600 21600" draw:type="rectangle" draw:enhanced-path="M 0 0 L 21600 0 21600 21600 0 21600 0 0 Z N"/>
        </draw:custom-shape>
        <draw:connector draw:style-name="gr9" draw:text-style-name="P8" draw:layer="layout" draw:line-skew="-0.2cm" svg:x1="7.5cm" svg:y1="13.5cm" svg:x2="8.5cm" svg:y2="14.5cm" draw:start-shape="id1" draw:start-glue-point="1" draw:end-shape="id2" draw:end-glue-point="3" svg:d="M7500 13500h300v1000h700" svg:viewBox="0 0 1001 1001">
          <text:p/>
        </draw:connector>
        <draw:frame draw:style-name="gr16" draw:text-style-name="P11" draw:layer="layout" svg:width="7.7cm" svg:height="1cm" svg:x="21cm" svg:y="19cm">
          <draw:text-box>
            <text:p><text:span text:style-name="T3">Features depend of the motherboard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1" svg:font-family="'Lucida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9T19:49:18.163000000</meta:creation-date>
    <dc:date>2020-06-30T22:25:14.041000000</dc:date>
    <meta:editing-duration>PT18M3S</meta:editing-duration>
    <meta:editing-cycles>4</meta:editing-cycles>
    <meta:generator>LibreOffice/6.4.4.2$Windows_X86_64 LibreOffice_project/3d775be2011f3886db32dfd395a6a6d1ca2630ff</meta:generator>
    <meta:document-statistic meta:object-count="32"/>
  </office:meta>
</office:document-meta>
</file>